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text-line-through-style="solid"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style:text-line-through-style="none"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text-line-through-style="none"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line-through-style="none"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style:text-line-through-style="solid"/>
    </style:style>
    <style:style style:name="T2" style:family="text">
      <style:text-properties style:text-line-through-style="solid" style:text-underline-style="none"/>
    </style:style>
    <style:style style:name="T3" style:family="text">
      <style:text-properties style:text-line-through-style="none"/>
    </style:style>
    <style:style style:name="T4" style:family="text">
      <style:text-properties style:text-line-through-style="none" style:text-underline-style="solid" style:text-underline-width="auto" style:text-underline-color="font-color"/>
    </style:style>
    <style:style style:name="T5" style:family="text">
      <style:text-properties style:text-line-through-style="none"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MBx9FF11_1</text:p>
      <text:p text:style-name="P1">American Genizah Project: Partnership for Posterity</text:p>
      <text:p text:style-name="P1">Sabato Morais Collection Catalogue Template</text:p>
      <text:p text:style-name="P2"/>
      <text:p text:style-name="P2">Cataloguer: Heather Newlin</text:p>
      <text:p text:style-name="P2"/>
      <text:p text:style-name="P2"/>
      <text:p text:style-name="P2">I. Provenance</text:p>
      <text:p text:style-name="P2"/>
      <text:p text:style-name="P2">Source: CAJS Sabato Morais Papers</text:p>
      <text:p text:style-name="P2">Location: Box 9, FF 11</text:p>
      <text:p text:style-name="P2">Restrictions: ?</text:p>
      <text:p text:style-name="P2"/>
      <text:p text:style-name="P2">II. Descriptive Metadata</text:p>
      <text:p text:style-name="P2"/>
      <text:p text:style-name="P2">Script<text:tab/><text:tab/><text:tab/><text:tab/><text:tab/><text:tab/>Manuscript<text:tab/></text:p>
      <text:p text:style-name="P2"><text:s/>(manuscript or typescript) <text:tab/><text:tab/><text:tab/><text:tab/></text:p>
      <text:p text:style-name="P2">Language (s)<text:tab/><text:tab/><text:tab/><text:tab/><text:tab/>English, Hebrew<text:tab/><text:tab/><text:tab/><text:tab/><text:tab/></text:p>
      <text:p text:style-name="P2">Author of letter<text:tab/><text:tab/><text:tab/><text:tab/>Sabato Morais<text:tab/></text:p>
      <text:p text:style-name="P2">Signed letter<text:tab/><text:tab/><text:tab/><text:tab/><text:tab/></text:p>
      <text:p text:style-name="P2">Unsigned letter</text:p>
      <text:p text:style-name="P2">Dictated letter</text:p>
      <text:p text:style-name="P2">Anonymous</text:p>
      <text:p text:style-name="P2">Addressee of letter<text:tab/><text:tab/><text:tab/><text:tab/></text:p>
      <text:p text:style-name="P2">Addressee as “Editor”<text:tab/><text:tab/><text:tab/><text:tab/></text:p>
      <text:p text:style-name="P2">Date (derived from Hebrew Date)<text:tab/><text:tab/></text:p>
      <text:p text:style-name="P2">Date (derived from Gregorian calendar)<text:tab/></text:p>
      <text:p text:style-name="P2">Month<text:tab/><text:tab/><text:tab/><text:tab/><text:tab/><text:tab/></text:p>
      <text:p text:style-name="P2">Year<text:tab/><text:tab/><text:tab/><text:tab/><text:tab/><text:tab/></text:p>
      <text:p text:style-name="P2">Hebrew Date<text:tab/><text:tab/><text:tab/><text:tab/><text:tab/></text:p>
      <text:p text:style-name="P2">Undated</text:p>
      <text:p text:style-name="P2">City<text:tab/><text:tab/><text:tab/><text:tab/><text:tab/><text:tab/>Philadelphia</text:p>
      <text:p text:style-name="P2">State<text:tab/><text:tab/><text:tab/><text:tab/><text:tab/><text:tab/>PA</text:p>
      <text:p text:style-name="P2">Country<text:tab/><text:tab/><text:tab/><text:tab/><text:tab/>USA</text:p>
      <text:p text:style-name="P2">Subject<text:tab/><text:tab/><text:tab/><text:tab/><text:tab/></text:p>
      <text:p text:style-name="P2">Keywords</text:p>
      <text:p text:style-name="P2"/>
      <text:p text:style-name="P2"/>
      <text:p text:style-name="P2">III. Document Types</text:p>
      <text:p text:style-name="P2"/>
      <text:p text:style-name="P2">Correspondence<text:tab/><text:tab/><text:tab/><text:tab/></text:p>
      <text:p text:style-name="P2">(Synagogue) Sermon<text:tab/><text:tab/><text:tab/><text:tab/>Y</text:p>
      <text:p text:style-name="P2">(Public) Discourse</text:p>
      <text:p text:style-name="P2">Literary Document<text:tab/><text:tab/><text:tab/><text:tab/></text:p>
      <text:p text:style-name="P2">Legal Document</text:p>
      <text:p text:style-name="P2">Receipts</text:p>
      <text:p text:style-name="P2">Newspaper Clipping</text:p>
      <text:p text:style-name="P2">Greeting Card</text:p>
      <text:p text:style-name="P2">Calling Card</text:p>
      <text:p text:style-name="P2"><text:soft-page-break/></text:p>
      <text:p text:style-name="P2"/>
      <text:p text:style-name="P2">IV. Physical Features </text:p>
      <text:p text:style-name="P2"/>
      <text:p text:style-name="P2">Condition (e.g. fragile)<text:tab/><text:tab/><text:tab/></text:p>
      <text:p text:style-name="P2">Paper size (letter or legal size)<text:tab/><text:tab/></text:p>
      <text:p text:style-name="P2">Number of Pages<text:tab/><text:tab/><text:tab/><text:tab/>14</text:p>
      <text:p text:style-name="P2">Number of Sheets<text:tab/><text:tab/><text:tab/><text:tab/>5</text:p>
      <text:p text:style-name="P2">Fragment<text:tab/><text:tab/><text:tab/><text:tab/><text:tab/></text:p>
      <text:p text:style-name="P2">Pagination <text:tab/><text:tab/><text:tab/><text:tab/><text:tab/>Y</text:p>
      <text:p text:style-name="P2">Foliation</text:p>
      <text:p text:style-name="P2">Additional Numeration</text:p>
      <text:p text:style-name="P2">Envelope<text:tab/><text:tab/><text:tab/><text:tab/><text:tab/></text:p>
      <text:p text:style-name="P2">Stamp<text:tab/><text:tab/><text:tab/><text:tab/><text:tab/><text:tab/></text:p>
      <text:p text:style-name="P2">Postma<text:tab/>rk<text:tab/><text:tab/><text:tab/><text:tab/><text:tab/></text:p>
      <text:p text:style-name="P2">Wax seal<text:tab/><text:tab/><text:tab/><text:tab/><text:tab/></text:p>
      <text:p text:style-name="P2"/>
      <text:p text:style-name="P2">V. Added entries </text:p>
      <text:p text:style-name="P2"/>
      <text:p text:style-name="P2">Additional names mentioned: </text:p>
      <text:p text:style-name="P2">Additional Places mentioned: </text:p>
      <text:p text:style-name="P2">Additional Dates mentioned:</text:p>
      <text:p text:style-name="P2"/>
      <text:p text:style-name="P2">VI. Notes</text:p>
      <text:p text:style-name="P2"/>
      <text:p text:style-name="P2"/>
      <text:p text:style-name="P2">VII Transcription</text:p>
      <text:p text:style-name="P4">(Symbols: ?=uncertain; []=supplied information; /=end of line)</text:p>
      <text:p text:style-name="P4"/>
      <text:p text:style-name="P4">[Front Cover--Recto]</text:p>
      <text:p text:style-name="P5">An explanatory lecture/</text:p>
      <text:p text:style-name="P5">on <text:span text:style-name="T1">Shemot</text:span><text:span text:style-name="T3"> Bo/</text:span></text:p>
      <text:p text:style-name="P7">[Hebrew]/</text:p>
      <text:p text:style-name="P7">[Hebrew]/</text:p>
      <text:p text:style-name="P7"/>
      <text:p text:style-name="P8">[Note: The following is upside down in the right corner.]</text:p>
      <text:p text:style-name="P6">7)<text:span text:style-name="T3">/</text:span></text:p>
      <text:p text:style-name="P7"/>
      <text:p text:style-name="P8">[Front Cover--Verso]</text:p>
      <text:p text:style-name="P4"><text:span text:style-name="T3">History repeats itself. <text:s/>This truism which the events of every-day's/ life </text:span><text:span text:style-name="T1">prove</text:span><text:span text:style-name="T3"> illustrate, is brought to my mind quite often, and that in a striking/ manner. <text:s/>For, I perceive </text:span><text:span text:style-name="T1">that</text:span><text:span text:style-name="T3"> how the identical questions put by the/ fathers are asked by their children. <text:s/>Must I then accept the/ inevitable and repeat also myself? <text:s/>It may be irksome to/ those </text:span><text:span text:style-name="T1">more</text:span><text:span text:style-name="T3"> rather advanced in age who have heard me before. <text:s/>Shall I/ leave the query unanswered? <text:s/>It would be a disregard of duty./ <text:s/>I judge the middle course the most advisable. <text:s/>To simplify while/ reasoning; to condense when explaining. <text:s/>This plan I will/ follow to-day. <text:s/>My intended discourse has reference to a/ transaction which marked the departure of our ancestors from/ Egypt as read in our Parasha, and which a number of years ago I tried to present/ in an aspect, I consider fair, and free from the blemishes that/ others have discovered in it./</text:span></text:p>
      <text:p text:style-name="P8"/>
      <text:p text:style-name="P8"><text:soft-page-break/>[Page 1]</text:p>
      <text:p text:style-name="P4"><text:span text:style-name="T3">Brethren! <text:s/>The belief that God, whose every </text:span><text:span text:style-name="T1">word</text:span><text:span text:style-name="T3"> way/ is </text:span><text:span text:style-name="T1">pure</text:span><text:span text:style-name="T3"> righteous, would commend an act, clashing with the/ principles of morality, is repugnant to my very nature./ <text:s/>Hence I readily accepted the opinion of an ancient/ author, touching a passage which occurs in the narrative/ of the </text:span><text:span text:style-name="T1">Divine revelation in the</text:span><text:span text:style-name="T3"> vision of the </text:span><text:span text:style-name="T1">a</text:span><text:span text:style-name="T3"> burning-bush./</text:span></text:p>
      <text:p text:style-name="P4"><text:span text:style-name="T3">Glad, that his interpretation had removed what</text:span><text:span text:style-name="T1">ever</text:span><text:span text:style-name="T3">/ seemed objectionable in it, I did not critically examine/ whither it stood altogether on tenable ground./ <text:s/>So that, whereas according to </text:span><text:span text:style-name="T1">a great number very</text:span><text:span text:style-name="T3"> many of our/ commentators, the Israelites were ordered to </text:span><text:span text:style-name="T4">borrow</text:span><text:span text:style-name="T5"> </text:span><text:span text:style-name="T2">from</text:span><text:span text:style-name="T5"> at the time/ </text:span><text:span text:style-name="T2">the Egyptians</text:span><text:span text:style-name="T5"> of their liberation "vessels of silver and vessels of gold and garments"/ which they did not </text:span><text:span text:style-name="T2">intend</text:span><text:span text:style-name="T5"> mean to return, I adopted the idea/ that they were </text:span><text:span text:style-name="T2">bid</text:span><text:span text:style-name="T5"> enjoined to </text:span><text:span text:style-name="T4">ask as presents</text:span><text:span text:style-name="T5">, whatever things/ </text:span><text:span text:style-name="T2">soever</text:span><text:span text:style-name="T5"> they </text:span><text:span text:style-name="T2">required</text:span><text:span text:style-name="T5"> wished for. <text:s/>The verb [Hebrew] employed in/ the text, can be made to favor that rendering, and I/ preferred it, because I conceived that I saw therein a/ vindication of the character of our ancestors, and likewise/ a defense to </text:span><text:span text:style-name="T2">Biblical</text:span><text:span text:style-name="T5"> Divine ordinances./</text:span></text:p>
      <text:p text:style-name="P9"/>
      <text:p text:style-name="P9">[Page 2]</text:p>
      <text:p text:style-name="P4"><text:span text:style-name="T5">But a deeper searching into the same passage,/ convinced me that I had allowed my feelings too/ strong a preponderance over my judgment./ <text:s/>In whatever light I considered the command, I could, </text:span><text:span text:style-name="T2">after</text:span><text:span text:style-name="T5"> upon/ mature reflection, find no other construction, </text:span><text:span text:style-name="T2">but</text:span><text:span text:style-name="T5"> than that/ generally given to it. <text:s/>I first compared/ its wording, </text:span><text:span text:style-name="T2">as with a page we read last last Sabbath</text:span><text:span text:style-name="T5">/ with that which describes our forefathers in the act/ of seeking from their former masters objects of value./ <text:s/>There I </text:span><text:span text:style-name="T2">saw it</text:span><text:span text:style-name="T5"> found it obviously stated that "the Lord gave the/ people favor in the sight of the Egyptians, and/ they </text:span><text:span text:style-name="T4">lent</text:span><text:span text:style-name="T5"> unto them. <text:s/>"[Hebrew]/ The learned expositor, whose </text:span><text:span text:style-name="T2">opinion</text:span><text:span text:style-name="T5"> views I had eagerly/ embraced, must have </text:span><text:span text:style-name="T2">perceived</text:span><text:span text:style-name="T5"> detected in that sentence a/ refutation to his own version, for he strives to explain/ it away. <text:s/>But his ingenuity fails to carry with it/ </text:span><text:span text:style-name="T2">a</text:span><text:span text:style-name="T5"> great weight. <text:s/>The verb [Hebrew], when formed/ as in the verse I have just quoted, cannot be possibly/ </text:span><text:span text:style-name="T2">be</text:span><text:span text:style-name="T5"> translated otherwise than "to lend"./</text:span></text:p>
      <text:p text:style-name="P9"/>
      <text:p text:style-name="P9">[Page 3]</text:p>
      <text:p text:style-name="P4"><text:span text:style-name="T5">We meet with it once more in Holy Writ, and/ then, by common consent, only that meaning is attached/ to it. <text:s/>Listen: </text:span><text:span text:style-name="T2">my frien</text:span><text:span text:style-name="T5"> As the mother of Samuel presented/ her long wished-for child to Eli, she thus expressed/ herself. <text:s/>"For this child have I prayed, and the Lord hath/ granted my petition, which I asked of Him". <text:s/>"And/ I also have </text:span><text:span text:style-name="T4">lent him</text:span><text:span text:style-name="T5"> unto the Lord" [Hebrew]/ She could not correctly have said that she had given him/ entirely to God, for he </text:span><text:span text:style-name="T2">if we judge from our text,</text:span><text:span text:style-name="T5"> being </text:span><text:span text:style-name="T2">neither</text:span><text:span text:style-name="T5"> </text:span><text:span text:style-name="T4">not</text:span><text:span text:style-name="T5"> a Priest </text:span><text:span text:style-name="T2">nor a Levite,</text:span><text:span text:style-name="T5">/ was disqualified from </text:span><text:span text:style-name="T2">ministering in the Tabernacle</text:span><text:span text:style-name="T5"> abiding in the Tabernacle &amp; ministering at the altar./ <text:s/>She therefore purposed to signify, that she yeilded[sic!] her/ son partially unto the Lord; fitting him by education/ as a laborer for the cause of religion, though he would/ still belong to and serve his natural parents. <text:s/>I am aware/ that another expression of that </text:span><text:span text:style-name="T2">righteous</text:span><text:span text:style-name="T5"> pious mother, appears/ to contradict my interpretation. <text:s/>For, she said that she/ would defer to carry her child </text:span><text:span text:style-name="T2">un</text:span><text:span text:style-name="T5">to the presence of the/ Lord, until he was weaned, after which period, he </text:span><text:span text:style-name="T2">would</text:span><text:span text:style-name="T5"> should/ "abide there for ever" [Hebrew]; but the subsequent/ history of Samuel proves beyond dispute, that her/ </text:span><text:span text:style-name="T2">tending to say, supporting themselves in a passage in Chronicles, he was a Levite</text:span><text:span text:style-name="T5">/</text:span></text:p>
      <text:p text:style-name="P9"/>
      <text:p text:style-name="P9">[Page 4]</text:p>
      <text:p text:style-name="P4"><text:span text:style-name="T5">expression had no reference to his remaining permanently/ in the Sanctuary, but rather to the godly life he would/ always lead. <text:s/>In fact, if it is true that Samuel was reared/ in Shiloh near where the ark of the covenant stood, it can-/-not nevertheless be asserted that he continued </text:span><text:span text:style-name="T2">there</text:span><text:span text:style-name="T5"> in that sacred spot,/ </text:span><text:span text:style-name="T2">after</text:span><text:span text:style-name="T5"> when he grew to manhood. <text:s/>It is recorded that/ after he had judged Israel in their different cities,/ he returned to Ramah, "for there was his house"./ <text:s/>[Hebrew]. <text:s/>And furthermore; on the day that/ Saul went in quest of the asses, which his father/ had lost, he asked for the Seer in the land of Zuph,/ the place of his birth. <text:s/>Now, my Brethren!/ Having shown that Hannah purposed by the word/ she used, to convey </text:span><text:soft-page-break/><text:span text:style-name="T5">solely the idea of </text:span><text:span text:style-name="T4">lending</text:span><text:span text:style-name="T5">; I have/ virtually proved that the Egyptians also purposed/ to </text:span><text:span text:style-name="T4">lend</text:span><text:span text:style-name="T5">, and not to grant as donations the objects they/ gave unto Israel; for in both cases is the </text:span><text:span text:style-name="T2">word</text:span><text:span text:style-name="T5"> verb identi-/-cally formed. <text:s/>In one as in the other, it stands in the/ same conjugation, and is governed by the same rules./</text:span></text:p>
      <text:p text:style-name="P9"/>
      <text:p text:style-name="P9">[Page 5]</text:p>
      <text:p text:style-name="P4"><text:span text:style-name="T5">But apart from this observation, which they will/ best appreciate, who are versed in Hebrew Grammar,/ I was induced by another consideration, to discard the/ opinion that our forefathers, asked as gifts what their/ masters possessed. <text:s/>The latter </text:span><text:span text:style-name="T4">may have</text:span><text:span text:style-name="T5"> suspected that/--if permitted at all to </text:span><text:span text:style-name="T2">to</text:span><text:span text:style-name="T5"> leave Egypt--their bond-/-men would not voluntarily come again to servitude;/ but the request of Moses had simply been, that they/ might go the distance of three day's journey, and hold/ worship to their God. <text:s/>Their inspired leader knew well, that to leave demanded the manumission of the slaves, and their departure from the country they had enriched, would have been instant death to himself, and a general slaughter, perhaps of all who could bear arms among the Hebrews. <text:s/>Only on the strength of the </text:span><text:span text:style-name="T2">re-</text:span><text:span text:style-name="T5"> character/ </text:span><text:span text:style-name="T2">-peated demand of</text:span><text:span text:style-name="T5"> of the request made by their champion, the Israelites might/ have received as a loan, what they represented as/ necessary, during the feast they contemplated celebrating,/ and in honor of the occasion; but I believe that even at/ the last hour, and after so many sore trials, the Egyptians/ could scarcely have been led to part with their riches,/ in order to endow with the same, men whom they/ regarded infinitely their inferiors. <text:s/>Besides;/ to apply for them as presents, would have been to confirm/ the suspicion already entertained of an intended flight./</text:span></text:p>
      <text:p text:style-name="P9"/>
      <text:p text:style-name="P9">[Page 6]</text:p>
      <text:p text:style-name="P4"><text:span text:style-name="T5">For, "why should the Hebrews--if they expected/ to return after the lapse of a few days to their/ former thraldom--,require objects that graceously[sic!]/ the person and dwelling of the free? <text:s/>So must/ the Egyptians have naturally reasoned, when/ solicited to give away their own substance. <text:s/>And/ we know for certain that </text:span><text:span text:style-name="T2">[?] did not</text:span><text:span text:style-name="T5"> none was found so basely treacherous as to disclose/ to the oppressors of his brethren, the true motive/ of </text:span><text:span text:style-name="T2">his</text:span><text:span text:style-name="T5"> Moses' mission; nor was </text:span><text:span text:style-name="T2">it</text:span><text:span text:style-name="T5"> this revealed, till </text:span><text:span text:style-name="T2">until his</text:span><text:span text:style-name="T5"> various encampments/ in the wilderness </text:span><text:span text:style-name="T2">revealed it unto them</text:span><text:span text:style-name="T5"> alarmed the slave-holders./</text:span></text:p>
      <text:p text:style-name="P4"><text:span text:style-name="T5">From all the aforesaid, I arrived at the conclusion,/ that our ancestors obtained what they </text:span><text:span text:style-name="T2">desired</text:span><text:span text:style-name="T5"> carried away, by/ asking it merely as a loan. <text:s/>Now,/ my Brethren! <text:s/>This conclusion may be startling/ to you, as it was at first painful to me./ <text:s/>But if you will give it your serious thoughts,/ you will agree that is so only in appearance./ <text:s/>We should not forget under what circumstances/ our predecessors made their request./</text:span></text:p>
      <text:p text:style-name="P9"/>
      <text:p text:style-name="P9">[Page 7]</text:p>
      <text:p text:style-name="P4"><text:span text:style-name="T5">If incited by </text:span><text:span text:style-name="T2">[?]</text:span><text:span text:style-name="T5"> greed, they had endeavoured of their own accord to gain/ through deception, what they could not reach by fair/ means, or, if they had even been so impelled by a/ sense of the wrongs done them, when forced to labor/ without compensation, we might pronounce their deed/ </text:span><text:span text:style-name="T2">a</text:span><text:span text:style-name="T5"> an unmitigated fraud. <text:s/>But it was the man who spoke to/ them in the name of God, that directed their every/ action. <text:s/>He who had </text:span><text:span text:style-name="T2">seen</text:span><text:span text:style-name="T5"> witnessed their utter humiliation, and grieved/ at their suffering, bid them, </text:span><text:span text:style-name="T2">by inspiration,</text:span><text:span text:style-name="T5"> with his inspired lips, to resort to/ a </text:span><text:span text:style-name="T2">strategy</text:span><text:span text:style-name="T5"> measure whereby that they might not leave in destitution an/ ungrateful country, which owed them its advancement/ in commerce and arts. <text:s/>He told them that a higher/ Power, to whom all belongs, permitted </text:span><text:span text:style-name="T2">them</text:span><text:span text:style-name="T5"> an action/ unlawful in ordinary circumstances, so that without divulging his design, they might/ be virtually repaid for the unrequited work of ages,/ and for property they could not carry </text:span><text:span text:style-name="T2">away</text:span><text:span text:style-name="T5"> along, but which/ was theirs by right of inheritance, as lineal descendants/ of Joseph, the deliverer of Egypt./</text:span></text:p>
      <text:p text:style-name="P9">We may reasonably suppose that at the hour, when/ the chains fell loose from off their arms, and/</text:p>
      <text:p text:style-name="P9"/>
      <text:p text:style-name="P9">[Page 8]</text:p>
      <text:p text:style-name="P4"><text:span text:style-name="T5">they hailed the approaching dawn of freedom,/ the Israelites would not, in all likelihood, have/ delayed </text:span><text:soft-page-break/><text:span text:style-name="T5">their departure, to seek their former masters/ either for silver or </text:span><text:span text:style-name="T2">for</text:span><text:span text:style-name="T5"> gold. <text:s/>But a command they/ dared not disobey, pointed out to them the predeter-/-mined course, which they were destined to pursue./</text:span></text:p>
      <text:p text:style-name="P4"><text:span text:style-name="T5"><text:tab/>But has it never occurred to your minds, that/ </text:span><text:span text:style-name="T2">many</text:span><text:span text:style-name="T5"> several had been the opportunities in which our/ forefathers could, at their ease, have enriched them-/-selves with the wealth of their task-masters,/ if prompted by dishonesty? <text:s/>Who, for instance,/ would have opposed them, on that terrific night,/ </text:span><text:span text:style-name="T2">that </text:span><text:span text:style-name="T5">when every Egyptian house lamented a dead, if transgressing the ordinance received, and stealthily lending their own houses before </text:span><text:span text:style-name="T2">[?]</text:span><text:span text:style-name="T5"> morning they had seized on/ the precious things, which their incessant toil</text:span><text:span text:style-name="T2">s</text:span><text:span text:style-name="T5">/ could not procure for them? <text:s/>Nay more; during/ the three days that the sun refused to shed its/ rays upon the land of oppression, what, but the/ fear of a God [Hebrew] "who hateth fraud", could/ have prevented the oppressed from storing away against/ their forthcoming liberation, whatever laid before their/ illumined vision??/</text:span></text:p>
      <text:p text:style-name="P9"/>
      <text:p text:style-name="P9">[Page 9]</text:p>
      <text:p text:style-name="P4"><text:span text:style-name="T5">Indeed, it strikes me that the Psalmist may/ possibly have alluded to this fact--worthy/ of being remembered. <text:s/>When, recounting the wonders of/ the Lord in the land of Ham, he says [Hebrew]/ [Hebrew]. <text:s/>"He sent darkness and made it/ impenetrable, but they </text:span><text:span text:style-name="T2">relle</text:span><text:span text:style-name="T5"> rebelled not against/ his word". <text:s/>Meaning, that the people of God--men-/-tioned in a preceding sentence--did </text:span><text:span text:style-name="T2">never</text:span><text:span text:style-name="T5"> not harbour/ the unrighteous thought of profitting[sic!] of the occasion,/ by which they might, without being detected, have/ taken away the spoil of their enemies./</text:span></text:p>
      <text:p text:style-name="P4"><text:span text:style-name="T5">Such a demeanour, my dear hearers! must prove/ to all unprejudiced minds, that what bears the/ semblance of deception, was practised by our progenitors,/ only that they might perform a heavenly injunction./ <text:s/>I have advisedly said, that </text:span><text:span text:style-name="T4">bears the semblance of</text:span><text:span text:style-name="T5">/ </text:span><text:span text:style-name="T4">deception</text:span><text:span text:style-name="T5">, because, while a similar proceeding in/ our customary dealings would be reprehensible, agree-/-ably to the teaching of the scriptures [Hebrew]/ "the wicked man borrows, and does not pay";/</text:span></text:p>
      <text:p text:style-name="P9"/>
      <text:p text:style-name="P9">[Page 10]</text:p>
      <text:p text:style-name="P9">When it is authorized by Him, from whom all/ we possess springs forth, it ceases to be an artifice,/ and becomes a lawful action. <text:s/>For it was the/ God of justice, the God in whose law it's written,/ "Ye shall not steal; ye shall not deal falsely;/ ye shall not lie one to another", that righteous God, I say,/ it was, who would not suffer the progeny of/ Abraham to go forth in indigence, when they who/ had embittered their lives, and robbed them of their/ children luxuriated in affluence./</text:p>
      <text:p text:style-name="P9"><text:tab/>But you may still offer objections. <text:s/>You may/ deprecate not the power of the Supreme to do as/ He wills with his creatures, but the manner in which/ it had been exercised in that particular instance./ <text:s/>You may fear that the impression it left was,/ that "the end justifies the means." <text:s/>Not so, my/ friends! not so. <text:s/>Picture to your mind a people/ who have for years been cruelly treated, but whose cause an/ extraordinary man undertakes to avenge./</text:p>
      <text:p text:style-name="P9"><text:tab/>By repeated strokes he succeeds in wresting the/</text:p>
      <text:p text:style-name="P9"/>
      <text:p text:style-name="P9">[Page 11]</text:p>
      <text:p text:style-name="P4"><text:span text:style-name="T5">persecuted from the hand of the persecutors; and/ as he is about to lead them forth into the path of free-/-dom, he so addresses them. <text:s/>"Brethren! <text:s/>To-morrow/ your afflictions will be at an end. <text:s/>I ask of you/ not to return evil for evil. <text:s/>You may not, because/ so long denied the right of gaining wealth; indulge/ now in plunder and rapine, but you may endeavour/ to obtain by a stratagem a portion of the substance/ which, through your hardships your foes have acquired./ <text:s/>This course I recommend, as the surest to save you from want, and as that which best accords/ with my future plans." <text:s/>Do you not think/ that they who should be so directed, would regard the/ command as another judgment by which the wicked/ were to be visited, rather than an incentive to fraudu-/-lence? <text:s/>And if it is so my friends! with what greater/ force must this reasoning apply to our case, in/ which God Almighty himself orders that the hitherto/ wretched and helpless, should be the instruments of/ his wrath against the pitiless and the </text:span><text:soft-page-break/><text:span text:style-name="T5">tyrannical?/ <text:s/>He had promised to deliver Israel from the fiery/</text:span></text:p>
      <text:p text:style-name="P9"/>
      <text:p text:style-name="P9">[Page 12]</text:p>
      <text:p text:style-name="P4"><text:span text:style-name="T5">furnace in which they had been cast. <text:s/>They/ should not lift a</text:span><text:span text:style-name="T2">s</text:span><text:span text:style-name="T5"> spear, nor unsheath a sword,/ </text:span><text:span text:style-name="T4">He</text:span><text:span text:style-name="T5"> would fight their battles; but when victorious,/ He would commission them--so long despised--/ to draw from the vanquished, the means of attaining/ temporal exaltation. <text:s/>This was not for sooth/ a lesson in cunning, but a warning even to/ those whom the </text:span><text:span text:style-name="T2">Mo</text:span><text:span text:style-name="T5"> Omnipotent had signally bene-/-fitted; a caution against their abusing the power/ they might gain; an intimation that whatsoever/ they might hereafter possess, would be theirs only/ in trust. <text:s/>For God is the author of human glory,/ the source of human strength, and the Lord of wealth./ <text:s/>He can bring the heighest[sic!] to the lowest ebb of/ degradation, and He will, if He so chooses, accom-/-plish it by the agency of those whom we imagined,/ we could oppress with impunity./</text:span></text:p>
      <text:p text:style-name="P9">Let us open the Scriptures, and there we shall find/ that frequently when a deed of mercy is recommended,/</text:p>
      <text:p text:style-name="P9"/>
      <text:p text:style-name="P9">[Page 13]</text:p>
      <text:p text:style-name="P4"><text:span text:style-name="T5">or an unkind act </text:span><text:span text:style-name="T2">reprehended inveighed against</text:span><text:span text:style-name="T5"> censured, the heavenly/ Legislator adds this sentence "Remember that thou/ wast a servant in Egypt." <text:s/>But what/ moral influence, I ask, would these words possess,/ if at the very hour of their redemption, our/ fathers had been impressed with the belief that/ a deceitful dealing is no offence[sic!]? <text:s/>Forbid it/ God! <text:s/>The thought </text:span><text:span text:style-name="T2">is</text:span><text:span text:style-name="T5"> itself is a blasphemy./ <text:s/>[Hebrew] "False lips are/ an abomination unto the Lord, but they that/ deal truly are his delight</text:span><text:span text:style-name="T2">s</text:span><text:span text:style-name="T5">." <text:s/>Woe unto him/ who </text:span><text:span text:style-name="T2">should</text:span><text:span text:style-name="T5"> look into the book that holds the/ subtle and </text:span><text:span text:style-name="T2">the</text:span><text:span text:style-name="T5"> hypocrite to reprobation, for a/ defense to his crafty practices! <text:s/>[Hebrew]/ "I say, an </text:span><text:span text:style-name="T2">untimely</text:span><text:span text:style-name="T5"> abortion is </text:span><text:span text:style-name="T2">happier</text:span><text:span text:style-name="T5"> better than he."/ <text:s/>Let us, my Brethren! acknowledge our ignorance,/ if we are unable to reconcile some biblical passages/ with the ideas of eternal justice implanted in/ every breast. <text:s/>But let us not represent, or consider/</text:span></text:p>
      <text:p text:style-name="P4"><text:span text:style-name="T5"/></text:p>
      <text:p text:style-name="P4"><text:span text:style-name="T5">[Page 14]</text:span></text:p>
      <text:p text:style-name="P4"><text:span text:style-name="T5">them as sanctioning what reason and religion/ repel. <text:s/>Wherefore, my hearers! if I have/ failed to draw your assent to my opinion touching/ the question at issue, and your approval of the/ manner in which I have advanced it, think/ me at fault, and the pages of inspiration free/ from blemish; for "the words of the Lord are pure/ words, as silver tried in a crucible of earth, purified/ sevenfold" [Hebrew] and we also read "[Hebrew]/ [Hebrew]. <text:s/>"The ways of the Lord are/ right, the just shall walk in them, but the/ transgressors shall stumble thereon." <text:s/>May/ we ever be reckoned among the former, and may/ we eschew the arrogance of the latter. <text:s/>A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nn Libraries</meta:initial-creator>
    <meta:creation-date>2012-05-01T14:07:11.98</meta:creation-date>
    <dc:date>2012-05-02T11:23:39.35</dc:date>
    <dc:creator>Penn Libraries</dc:creator>
    <meta:editing-duration>PT00H32M06S</meta:editing-duration>
    <meta:editing-cycles>2</meta:editing-cycles>
    <meta:generator>OpenOffice.org/3.2$Win32 OpenOffice.org_project/320m12$Build-9483</meta:generator>
    <meta:document-statistic meta:table-count="0" meta:image-count="0" meta:object-count="0" meta:page-count="6" meta:paragraph-count="105" meta:word-count="2866" meta:character-count="17208"/>
  </office:meta>
</office:document-meta>
</file>